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男はその太くなり細くなる路地をあてどもなく走った。時折左右に小路が岐れると飢えた野犬のように首をめぐらし、逡巡してから思いつめたように一方の路地に飛び込んでいく。</text:p>
      <text:p text:style-name="P1">「殺されっちまうっ、溶かされちまうっ」</text:p>
      <text:p text:style-name="P1">男は幻影に怯えていた。</text:p>
      <text:p text:style-name="P1">その濁った目には路地がいやらしく赤黒い獣の腸のようにうねり、己を飲み込んで蠢動しているかのように映っていたのである。</text:p>
      <text:p text:style-name="P1">男は幻影の恐怖に泣き叫ぶが、それでも立ち止まることなくさらにその路地の奥深くに潜り込んでいく。すでに後戻りはできないのだ。立ち止まればたちまち辺りの壁が酸を撒き散らし、すべてを跡形もなく消化してしまうと確信していたからである。</text:p>
      <text:p text:style-name="P1">いまここで男の脳を搾れば果汁のようにアルヵロィドがしみ出てくるであろう。植物系麻薬による禁断症状、バッドトリップであった。</text:p>
      <text:p text:style-name="P1">ああ、足音が近づいてきやがる。</text:p>
      <text:p text:style-name="P1">おれを溶かしにきやが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tb-rl"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10T21:48:04.76</meta:creation-date>
    <dc:date>2018-04-10T22:54:53.36</dc:date>
    <meta:editing-duration>PT51M6S</meta:editing-duration>
    <meta:editing-cycles>5</meta:editing-cycles>
    <meta:generator>OpenOffice/4.1.1$Win32 OpenOffice.org_project/411m6$Build-9775</meta:generator>
    <meta:document-statistic meta:table-count="0" meta:image-count="0" meta:object-count="0" meta:page-count="1" meta:paragraph-count="8" meta:word-count="370" meta:character-count="370"/>
  </office:meta>
</office:document-meta>
</file>